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55cm" fo:min-width="5.9cm"/>
    </style:style>
    <style:style style:name="gr2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75cm" fo:min-width="2.5cm"/>
    </style:style>
    <style:style style:name="gr5" style:family="graphic" style:parent-style-name="standard">
      <style:graphic-properties draw:stroke="none" svg:stroke-color="#000000" draw:fill="none" draw:fill-color="#ffffff" fo:min-height="0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ffff" draw:opacity="0%" draw:textarea-horizontal-align="justify" draw:textarea-vertical-align="middle" draw:auto-grow-height="false" fo:min-height="2.75cm" fo:min-width="2.5cm"/>
    </style:style>
    <style:style style:name="gr9" style:family="graphic" style:parent-style-name="standard">
      <style:graphic-properties draw:stroke="dash" draw:stroke-dash="Long_20_Dash" svg:stroke-color="#00a933" draw:fill-color="#ffffff" draw:opacity="0%" draw:textarea-horizontal-align="justify" draw:textarea-vertical-align="middle" draw:auto-grow-height="false" fo:min-height="2.75cm" fo:min-width="2.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0.5pt" style:font-size-asian="10.5pt" style:font-size-complex="10.5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4pt" style:font-size-asian="4pt" style:font-size-complex="4pt"/>
    </style:style>
    <style:style style:name="P6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6.4cm" svg:height="4.8cm" svg:x="1.7cm" svg:y="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cm" svg:height="4.8cm" svg:x="1.7cm" svg:y="8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3cm" svg:height="1.17cm" svg:x="3.4cm" svg:y="6.5cm">
          <draw:text-box>
            <text:p>情况1</text:p>
          </draw:text-box>
        </draw:frame>
        <draw:frame draw:style-name="gr3" draw:text-style-name="P3" draw:layer="layout" svg:width="1.3cm" svg:height="0.7cm" svg:x="4.4cm" svg:y="1cm">
          <draw:text-box>
            <text:p><text:span text:style-name="T1">640</text:span></text:p>
          </draw:text-box>
        </draw:frame>
        <draw:frame draw:style-name="gr3" draw:text-style-name="P3" draw:layer="layout" svg:width="1.3cm" svg:height="0.7cm" svg:x="0.8cm" svg:y="3.5cm">
          <draw:text-box>
            <text:p><text:span text:style-name="T1">480</text:span></text:p>
          </draw:text-box>
        </draw:frame>
        <draw:custom-shape draw:style-name="gr4" draw:text-style-name="P1" draw:layer="layout" svg:width="3cm" svg:height="3cm" svg:x="3cm" svg:y="2.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8.4cm" svg:height="0.673cm" svg:x="8.6cm" svg:y="2.027cm">
          <draw:text-box>
            <text:p><text:span text:style-name="T1">l</text:span><text:span text:style-name="T1">e</text:span><text:span text:style-name="T1">ft </text:span><text:span text:style-name="T1">= </text:span><text:span text:style-name="T1">c</text:span><text:span text:style-name="T1">e</text:span><text:span text:style-name="T1">n</text:span><text:span text:style-name="T1">t</text:span><text:span text:style-name="T1">e</text:span><text:span text:style-name="T1">r[</text:span><text:span text:style-name="T1">0</text:span><text:span text:style-name="T1">]-</text:span><text:span text:style-name="T1">1</text:span><text:span text:style-name="T1">5</text:span><text:span text:style-name="T1">0</text:span><text:span text:style-name="T1">,t</text:span><text:span text:style-name="T1">o</text:span><text:span text:style-name="T1">p </text:span><text:span text:style-name="T1">= </text:span><text:span text:style-name="T1">c</text:span><text:span text:style-name="T1">e</text:span><text:span text:style-name="T1">n</text:span><text:span text:style-name="T1">t</text:span><text:span text:style-name="T1">e</text:span><text:span text:style-name="T1">r[</text:span><text:span text:style-name="T1">1</text:span><text:span text:style-name="T1">]-</text:span><text:span text:style-name="T1">1</text:span><text:span text:style-name="T1">5</text:span><text:span text:style-name="T1">0</text:span></text:p>
          </draw:text-box>
        </draw:frame>
        <draw:frame draw:style-name="gr6" draw:text-style-name="P3" draw:layer="layout" svg:width="1.9cm" svg:height="0.662cm" svg:x="2.4cm" svg:y="2.1cm">
          <draw:text-box>
            <text:p><text:span text:style-name="T1">(left,</text:span><text:span text:style-name="T1">top)</text:span></text:p>
          </draw:text-box>
        </draw:frame>
        <draw:custom-shape draw:style-name="gr7" draw:text-style-name="P4" draw:layer="layout" svg:width="0.3cm" svg:height="0.3cm" svg:x="4.3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.9cm" svg:height="0.5cm" svg:x="3.6cm" svg:y="3.8cm">
          <draw:text-box>
            <text:p><text:span text:style-name="T2">(center[0],ce</text:span><text:span text:style-name="T2">nter[1])</text:span></text:p>
          </draw:text-box>
        </draw:frame>
        <draw:custom-shape draw:style-name="gr8" draw:text-style-name="P6" draw:layer="layout" svg:width="3cm" svg:height="3cm" svg:x="1.3cm" svg:y="7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cm" svg:height="3cm" svg:x="1.7cm" svg:y="8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3cm" svg:height="1.17cm" svg:x="3.2cm" svg:y="13.33cm">
          <draw:text-box>
            <text:p>情况2</text:p>
          </draw:text-box>
        </draw:frame>
        <draw:frame draw:style-name="gr5" draw:text-style-name="P3" draw:layer="layout" svg:width="8.4cm" svg:height="0.673cm" svg:x="8.4cm" svg:y="9.127cm">
          <draw:text-box>
            <text:p><text:span text:style-name="T1">left </text:span><text:span text:style-name="T1">=0,t</text:span><text:span text:style-name="T1">op = </text:span><text:span text:style-name="T1">0</text:span></text:p>
          </draw:text-box>
        </draw:frame>
        <draw:custom-shape draw:style-name="gr1" draw:text-style-name="P1" draw:layer="layout" svg:width="6.4cm" svg:height="4.8cm" svg:x="1.7cm" svg:y="15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3cm" svg:height="1.17cm" svg:x="3.1cm" svg:y="20.9cm">
          <draw:text-box>
            <text:p>情况3</text:p>
          </draw:text-box>
        </draw:frame>
        <draw:custom-shape draw:style-name="gr8" draw:text-style-name="P6" draw:layer="layout" svg:width="3cm" svg:height="3cm" svg:x="5.9cm" svg:y="18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cm" svg:height="3cm" svg:x="5.1cm" svg:y="17.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9cm" svg:height="0.5cm" svg:x="2cm" svg:y="8.9cm">
          <draw:text-box>
            <text:p><text:span text:style-name="T2">(center[0],center[1])</text:span></text:p>
          </draw:text-box>
        </draw:frame>
        <draw:frame draw:style-name="gr6" draw:text-style-name="P5" draw:layer="layout" svg:width="1.9cm" svg:height="0.5cm" svg:x="6.4cm" svg:y="19cm">
          <draw:text-box>
            <text:p><text:span text:style-name="T2">(center[0],center[1])</text:span></text:p>
          </draw:text-box>
        </draw:frame>
        <draw:custom-shape draw:style-name="gr7" draw:text-style-name="P4" draw:layer="layout" svg:width="0.3cm" svg:height="0.3cm" svg:x="5.4cm" svg:y="14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3cm" svg:height="0.3cm" svg:x="7.3cm" svg:y="1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3" draw:layer="layout" svg:width="8.4cm" svg:height="0.673cm" svg:x="8.6cm" svg:y="16.927cm">
          <draw:text-box>
            <text:p><text:span text:style-name="T1">left = 640-300,top = 480-30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0:49:28.444164704</meta:creation-date>
    <dc:date>2020-11-18T10:59:47.625620664</dc:date>
    <meta:editing-duration>PT10M19S</meta:editing-duration>
    <meta:editing-cycles>3</meta:editing-cycles>
    <meta:generator>LibreOffice/6.4.6.2$Linux_X86_64 LibreOffice_project/40$Build-2</meta:generator>
    <meta:document-statistic meta:object-count="23"/>
  </office:meta>
</office:document-meta>
</file>